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3.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71cm" svg:y="5.383cm" presentation:class="title" presentation:user-transformed="true">
          <draw:text-box>
            <text:p text:style-name="P1"><text:span text:style-name="T1">Programming vision-enabled</text:span><text:span text:style-name="T1"><text:line-break/></text:span><text:span text:style-name="T1">BDI agents in JASON</text:span></text:p>
          </draw:text-box>
        </draw:frame>
        <draw:frame presentation:style-name="pr2" draw:text-style-name="P3" draw:layer="layout" svg:width="19.484cm" svg:height="4.799cm" svg:x="4.445cm" svg:y="11.85cm" presentation:class="outline" presentation:user-transformed="true">
          <draw:text-box>
            <text:list text:style-name="L2">
              <text:list-header>
                <text:p>Andrei ISMAIL &amp; Tudor BERARIU</text:p>
                <text:p>Politehnica University of Bucharest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speakers – Andrei ISMAI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hD Student, 1<text:span text:style-name="T2">st</text:span> year</text:p>
              </text:list-item>
              <text:list-item>
                <text:p>”Sensor fusion in AmICare” </text:p>
                <text:list>
                  <text:list-item>
                    <text:p>tentative thesis title</text:p>
                  </text:list-item>
                </text:list>
              </text:list-item>
              <text:list-item>
                <text:p>Advisor: prof. Adina FLOREA, PhD</text:p>
              </text:list-item>
              <text:list-item>
                <text:p>Current focus: using JASON for 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speakers – Tudor BERARIU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sC Student, 2<text:span text:style-name="T2">nd</text:span> year</text:p>
              </text:list-item>
              <text:list-item>
                <text:p>Advisor: prof. Adina FLOREA, PhD</text:p>
              </text:list-item>
              <text:list-item>
                <text:p>Current focus: <text:s/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y do we want to do AmI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t's fun</text:p>
                <text:list>
                  <text:list-item>
                    <text:p>you get to write programs that work in real life scenarios</text:p>
                  </text:list-item>
                </text:list>
              </text:list-item>
              <text:list-item>
                <text:p>it helps people</text:p>
                <text:list>
                  <text:list-item>
                    <text:p>elder - AmICare</text:p>
                  </text:list-item>
                </text:list>
              </text:list-item>
              <text:list-item>
                <text:p>Challenging</text:p>
                <text:list>
                  <text:list-item>
                    <text:p>hard to put AI knowledge into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D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spre ciclul B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JASON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JASON (cont'd)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6-07T16:41:10</meta:creation-date>
    <dc:language>fi-FI</dc:language>
    <meta:editing-cycles>5</meta:editing-cycles>
    <meta:editing-duration>PT00H09M15S</meta:editing-duration>
    <meta:initial-creator>Andrei-Adnan Ismail</meta:initial-creator>
    <dc:date>2011-06-07T16:50:21</dc:date>
    <dc:creator>Andrei-Adnan Ismail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